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a321" officeooo:paragraph-rsid="000aa321"/>
    </style:style>
    <style:style style:name="P2" style:family="paragraph" style:parent-style-name="Standard">
      <style:paragraph-properties fo:text-align="start" style:justify-single-word="false"/>
      <style:text-properties officeooo:paragraph-rsid="000aa321"/>
    </style:style>
    <style:style style:name="P3" style:family="paragraph" style:parent-style-name="Standard">
      <style:paragraph-properties fo:text-align="start" style:justify-single-word="false"/>
      <style:text-properties officeooo:paragraph-rsid="000e1f17"/>
    </style:style>
    <style:style style:name="P4" style:family="paragraph" style:parent-style-name="Standard">
      <style:paragraph-properties fo:text-align="start" style:justify-single-word="false"/>
      <style:text-properties officeooo:paragraph-rsid="000f0ac5"/>
    </style:style>
    <style:style style:name="P5" style:family="paragraph" style:parent-style-name="Standard">
      <style:paragraph-properties fo:text-align="start" style:justify-single-word="false"/>
      <style:text-properties officeooo:rsid="000e1f17" officeooo:paragraph-rsid="000e1f17"/>
    </style:style>
    <style:style style:name="P6" style:family="paragraph" style:parent-style-name="Standard">
      <style:paragraph-properties fo:text-align="start" style:justify-single-word="false"/>
      <style:text-properties officeooo:rsid="000e1f17" officeooo:paragraph-rsid="000f0ac5"/>
    </style:style>
    <style:style style:name="P7" style:family="paragraph" style:parent-style-name="Standard">
      <style:paragraph-properties fo:text-align="start" style:justify-single-word="false"/>
      <style:text-properties officeooo:rsid="000f0ac5" officeooo:paragraph-rsid="000f0ac5"/>
    </style:style>
    <style:style style:name="P8" style:family="paragraph" style:parent-style-name="Standard">
      <style:paragraph-properties fo:text-align="start" style:justify-single-word="false"/>
      <style:text-properties officeooo:rsid="000f0ac5" officeooo:paragraph-rsid="000f96ab"/>
    </style:style>
    <style:style style:name="P9" style:family="paragraph" style:parent-style-name="Standard">
      <style:paragraph-properties fo:text-align="start" style:justify-single-word="false"/>
      <style:text-properties officeooo:rsid="000f0ac5" officeooo:paragraph-rsid="0010ae83"/>
    </style:style>
    <style:style style:name="P10" style:family="paragraph" style:parent-style-name="Standard">
      <style:paragraph-properties fo:text-align="start" style:justify-single-word="false"/>
      <style:text-properties officeooo:rsid="0010ae83" officeooo:paragraph-rsid="0010ae83"/>
    </style:style>
    <style:style style:name="P11" style:family="paragraph" style:parent-style-name="Standard">
      <style:paragraph-properties fo:text-align="start" style:justify-single-word="false"/>
      <style:text-properties officeooo:rsid="0010ae83" officeooo:paragraph-rsid="0010c749"/>
    </style:style>
    <style:style style:name="P12" style:family="paragraph" style:parent-style-name="Standard">
      <style:paragraph-properties fo:text-align="start" style:justify-single-word="false"/>
      <style:text-properties officeooo:rsid="0010c749" officeooo:paragraph-rsid="0010c749"/>
    </style:style>
    <style:style style:name="P13" style:family="paragraph" style:parent-style-name="Standard">
      <style:paragraph-properties fo:text-align="center" style:justify-single-word="false"/>
      <style:text-properties officeooo:rsid="0010c749" officeooo:paragraph-rsid="0010c749"/>
    </style:style>
    <style:style style:name="T1" style:family="text">
      <style:text-properties officeooo:rsid="000aa321"/>
    </style:style>
    <style:style style:name="T2" style:family="text">
      <style:text-properties officeooo:rsid="000e1f17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e1f17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0e1f17"/>
    </style:style>
    <style:style style:name="T7" style:family="text">
      <style:text-properties style:text-line-through-style="none" style:text-line-through-type="none" style:font-name="Liberation Serif1"/>
    </style:style>
    <style:style style:name="T8" style:family="text">
      <style:text-properties style:text-line-through-style="none" style:text-line-through-type="none" style:font-name="Liberation Serif1" officeooo:rsid="000e1f17"/>
    </style:style>
    <style:style style:name="T9" style:family="text">
      <style:text-properties style:text-line-through-style="none" style:text-line-through-type="none" style:font-name="Liberation Serif" style:font-name-asian="Liberation Serif" style:font-name-complex="Liberation Serif"/>
    </style:style>
    <style:style style:name="T10" style:family="text">
      <style:text-properties style:text-line-through-style="none" style:text-line-through-type="none" style:font-name="Liberation Serif" style:font-name-asian="Noto Serif CJK SC" style:font-name-complex="Lohit Devanagari1"/>
    </style:style>
    <style:style style:name="T11" style:family="text">
      <style:text-properties style:text-line-through-style="none" style:text-line-through-type="none" style:font-name="Liberation Serif" fo:font-size="7pt" style:font-name-asian="Noto Serif CJK SC" style:font-size-asian="6.09999990463257pt" style:font-name-complex="Lohit Devanagari1" style:font-size-complex="7pt"/>
    </style:style>
    <style:style style:name="T12" style:family="text">
      <style:text-properties style:text-line-through-style="none" style:text-line-through-type="none" style:font-name="Liberation Serif" fo:font-size="7pt" officeooo:rsid="000f0ac5" style:font-name-asian="Noto Serif CJK SC" style:font-size-asian="6.09999990463257pt" style:font-name-complex="Lohit Devanagari1" style:font-size-complex="7pt"/>
    </style:style>
    <style:style style:name="T13" style:family="text">
      <style:text-properties style:text-line-through-style="none" style:text-line-through-type="none" style:font-name="Liberation Serif" fo:font-size="7pt" style:font-name-asian="Liberation Serif" style:font-size-asian="7pt" style:font-name-complex="Liberation Serif" style:font-size-complex="7pt"/>
    </style:style>
    <style:style style:name="T14" style:family="text">
      <style:text-properties style:text-line-through-style="none" style:text-line-through-type="none" style:font-name="Liberation Serif" fo:font-size="12pt" style:font-name-asian="Liberation Serif" style:font-size-asian="10.5pt" style:font-name-complex="Liberation Serif" style:font-size-complex="12pt"/>
    </style:style>
    <style:style style:name="T15" style:family="text">
      <style:text-properties style:text-line-through-style="none" style:text-line-through-type="none" style:font-name="Liberation Serif" fo:font-size="12pt" officeooo:rsid="000f96ab" style:font-name-asian="Liberation Serif" style:font-size-asian="10.5pt" style:font-name-complex="Liberation Serif" style:font-size-complex="12pt"/>
    </style:style>
    <style:style style:name="T16" style:family="text">
      <style:text-properties style:text-line-through-style="none" style:text-line-through-type="none" style:font-name="Liberation Serif" fo:font-size="12pt" officeooo:rsid="0010ae83" style:font-name-asian="Liberation Serif" style:font-size-asian="10.5pt" style:font-name-complex="Liberation Serif" style:font-size-complex="12pt"/>
    </style:style>
    <style:style style:name="T17" style:family="text">
      <style:text-properties style:text-line-through-style="none" style:text-line-through-type="none" style:font-name="Liberation Serif" fo:font-size="12pt" style:font-name-asian="Noto Serif CJK SC" style:font-size-asian="10.5pt" style:font-name-complex="Lohit Devanagari1" style:font-size-complex="12pt"/>
    </style:style>
    <style:style style:name="T18" style:family="text">
      <style:text-properties style:text-line-through-style="none" style:text-line-through-type="none" style:font-name="Liberation Serif" fo:font-size="12pt" officeooo:rsid="000e1f17" style:font-name-asian="Noto Serif CJK SC" style:font-size-asian="10.5pt" style:font-name-complex="Lohit Devanagari1" style:font-size-complex="12pt"/>
    </style:style>
    <style:style style:name="T19" style:family="text">
      <style:text-properties style:text-line-through-style="none" style:text-line-through-type="none" style:font-name="Liberation Serif" fo:font-size="12pt" officeooo:rsid="000f0ac5" style:font-name-asian="Noto Serif CJK SC" style:font-size-asian="10.5pt" style:font-name-complex="Lohit Devanagari1" style:font-size-complex="12pt"/>
    </style:style>
    <style:style style:name="T20" style:family="text">
      <style:text-properties style:text-line-through-style="none" style:text-line-through-type="none" style:font-name="Liberation Serif" fo:font-size="12pt" officeooo:rsid="000f96ab" style:font-name-asian="Noto Serif CJK SC" style:font-size-asian="10.5pt" style:font-name-complex="Lohit Devanagari1" style:font-size-complex="12pt"/>
    </style:style>
    <style:style style:name="T21" style:family="text">
      <style:text-properties style:text-line-through-style="none" style:text-line-through-type="none" style:font-name="Liberation Serif" fo:font-size="12pt" officeooo:rsid="0010ae83" style:font-name-asian="Noto Serif CJK SC" style:font-size-asian="10.5pt" style:font-name-complex="Lohit Devanagari1" style:font-size-complex="12pt"/>
    </style:style>
    <style:style style:name="T22" style:family="text">
      <style:text-properties style:text-line-through-style="none" style:text-line-through-type="none" style:font-name="Liberation Serif" fo:font-size="12pt" officeooo:rsid="0010c749" style:font-name-asian="Noto Serif CJK SC" style:font-size-asian="10.5pt" style:font-name-complex="Lohit Devanagari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ÁLCULO 03</text:p>
      <text:p text:style-name="P1"/>
      <text:p text:style-name="P13">NOME: BRUNO SOUSA BATISTA</text:p>
      <text:p text:style-name="P13">PROFESSOR: ERNESTO DOS SANTOS VASCONCELOS</text:p>
      <text:p text:style-name="P1"/>
      <text:p text:style-name="P1"/>
      <text:p text:style-name="P1"/>
      <text:p text:style-name="P2"><text:span text:style-name="T1">01. </text:span>C(x,y,z)=yz+2(2xy+2xz)+5yz</text:p>
      <text:p text:style-name="P2"/>
      <text:p text:style-name="P2"><text:tab/>V(x,y,z)=xyz=96</text:p>
      <text:p text:style-name="P2"/>
      <text:p text:style-name="P2"><text:tab/>L(x,y,z,λ)=C(x,y,z)−λ(V(x,y,z)−96)</text:p>
      <text:p text:style-name="P2"/>
      <text:p text:style-name="P2"><text:tab/>∂L/∂<text:span text:style-name="T1">x=0</text:span></text:p>
      <text:p text:style-name="P2"><text:tab/>∂L/∂y=<text:span text:style-name="T1">0</text:span></text:p>
      <text:p text:style-name="P2"><text:tab/>∂L/∂z=0</text:p>
      <text:p text:style-name="P2"><text:tab/>∂L/∂λ=0</text:p>
      <text:p text:style-name="P2"/>
      <text:p text:style-name="P2"><text:tab/>∂L/∂<text:span text:style-name="T1">x= </text:span>4y+2z−λyz=0</text:p>
      <text:p text:style-name="P2"><text:tab/>∂L/∂y <text:span text:style-name="T1">= </text:span>z+2x−λxz=0</text:p>
      <text:p text:style-name="P2"><text:tab/>∂L/∂z <text:span text:style-name="T1">= </text:span>x+5y−λxy=0</text:p>
      <text:p text:style-name="P2"><text:tab/>∂L/∂λ <text:span text:style-name="T1">= </text:span>xyz−96=0</text:p>
      <text:p text:style-name="P2"/>
      <text:p text:style-name="P5">02. x<text:span text:style-name="T3">²</text:span><text:span text:style-name="T5"> + y</text:span><text:span text:style-name="T3">²</text:span><text:span text:style-name="T5"> – 1 = 0</text:span></text:p>
      <text:p text:style-name="P5"><text:tab/>2x = <text:s/>λ(2x)</text:p>
      <text:p text:style-name="P5"><text:tab/>2x - <text:s/>λ(2x) = 0</text:p>
      <text:p text:style-name="P5"><text:tab/>fy = <text:s/>λg(y)</text:p>
      <text:p text:style-name="P5"><text:tab/>2y – 2 = <text:s/>λ(2y)</text:p>
      <text:p text:style-name="P5"><text:tab/> λ(2y) – 2y = -2</text:p>
      <text:p text:style-name="P5"><text:tab/></text:p>
      <text:p text:style-name="P5"><text:tab/>2x – 2xh = 0</text:p>
      <text:p text:style-name="P5"><text:tab/>2y – 2yk = 2 → x = 0</text:p>
      <text:p text:style-name="P5"><text:tab/></text:p>
      <text:p text:style-name="P3"><text:tab/><text:span text:style-name="T2">x</text:span><text:span text:style-name="T4">²</text:span><text:span text:style-name="T6"> + y</text:span><text:span text:style-name="T4">²</text:span><text:span text:style-name="T6"> = 1</text:span></text:p>
      <text:p text:style-name="P3"><text:span text:style-name="T6"><text:tab/>y = 1<text:tab/>→ (x,y) = (0,1) → = x</text:span><text:span text:style-name="T4">²</text:span><text:span text:style-name="T6"> + y</text:span><text:span text:style-name="T4">²</text:span><text:span text:style-name="T6"> – 2 = 1 – 2 = -1</text:span></text:p>
      <text:p text:style-name="P3"><text:span text:style-name="T6"/></text:p>
      <text:p text:style-name="P3"><text:span text:style-name="T6"><text:tab/>p/(x,y) = (0,-1)</text:span></text:p>
      <text:p text:style-name="P3"><text:span text:style-name="T6"><text:tab/>(-1)</text:span><text:span text:style-name="T4">²</text:span><text:span text:style-name="T6"> –</text:span><text:span text:style-name="T8"> 2(-1) = 1 + 2 = 3</text:span></text:p>
      <text:p text:style-name="P3"><text:span text:style-name="T8"/></text:p>
      <text:p text:style-name="P3"><text:span text:style-name="T8"><text:tab/>valor máx = 3</text:span></text:p>
      <text:p text:style-name="P3"><text:span text:style-name="T8"><text:tab/>valor min = -1</text:span></text:p>
      <text:p text:style-name="P3"><text:span text:style-name="T8"/></text:p>
      <text:p text:style-name="P5"><text:span text:style-name="T7">03. V = </text:span><text:span text:style-name="T9">∫</text:span><text:span text:style-name="T10">³</text:span><text:span text:style-name="T11">0</text:span><text:span text:style-name="T14">∫⁶-ᵞ</text:span><text:span text:style-name="T13">y</text:span><text:span text:style-name="T14">(x/y+2)dxdy</text:span></text:p>
      <text:p text:style-name="P5"><text:span text:style-name="T14"><text:tab/>∫</text:span><text:span text:style-name="T17">³</text:span><text:span text:style-name="T11">0</text:span><text:span text:style-name="T17">1/(y+2)(x²/2)|6-y y dy</text:span></text:p>
      <text:p text:style-name="P5"><text:span text:style-name="T17"><text:tab/></text:span><text:span text:style-name="T14">∫</text:span><text:span text:style-name="T17">³</text:span><text:span text:style-name="T11">0 </text:span><text:span text:style-name="T17">1/2(y+2)[(6-y)² – y²]dy = </text:span><text:span text:style-name="T14">∫</text:span><text:span text:style-name="T17">³</text:span><text:span text:style-name="T11">0 </text:span><text:span text:style-name="T17">1/(2(y+2))[36 – 12y] dy</text:span></text:p>
      <text:p text:style-name="P5"><text:span text:style-name="T17"><text:tab/></text:span><text:span text:style-name="T14">∫</text:span><text:span text:style-name="T17">³</text:span><text:span text:style-name="T11">0</text:span><text:span text:style-name="T17">[-6 + (60/2y + 4)]dy</text:span></text:p>
      <text:p text:style-name="P5"><text:span text:style-name="T17"><text:tab/>-6y + 30 ln|2y + 4| |3 0</text:span></text:p>
      <text:p text:style-name="P5"><text:span text:style-name="T17"><text:tab/></text:span><text:span text:style-name="T14">≈</text:span><text:span text:style-name="T17"> 9.489</text:span></text:p>
      <text:p text:style-name="P5"><text:span text:style-name="T17"/></text:p>
      <text:p text:style-name="P3"><text:span text:style-name="T18">04. </text:span><text:span text:style-name="T17">∫∫∫(x2y+3xyz)dxdydz</text:span></text:p>
      <text:p text:style-name="P3"><text:span text:style-name="T18"><text:tab/></text:span></text:p>
      <text:p text:style-name="P4"><text:span text:style-name="T18"><text:tab/>x=u</text:span></text:p>
      <text:p text:style-name="P4"><text:soft-page-break/><text:span text:style-name="T18"><text:tab/>y=uv</text:span></text:p>
      <text:p text:style-name="P4"><text:span text:style-name="T18"><text:tab/>z=3</text:span><text:span text:style-name="T19">w</text:span></text:p>
      <text:p text:style-name="P4"><text:span text:style-name="T19"/></text:p>
      <text:p text:style-name="P4"><text:span text:style-name="T19"/></text:p>
      <text:p text:style-name="P4"><text:span text:style-name="T18"/></text:p>
      <text:p text:style-name="P4"><text:span text:style-name="T18"><text:tab/></text:span><text:span text:style-name="T19">| 1 <text:tab/>0 <text:s text:c="2"/>0 |</text:span></text:p>
      <text:p text:style-name="P4"><text:span text:style-name="T19"><text:tab/>| -v/u² 1/u 0 |</text:span></text:p>
      <text:p text:style-name="P4"><text:span text:style-name="T19"><text:tab/>|0 <text:s text:c="7"/>0 <text:s/>1/3|</text:span></text:p>
      <text:p text:style-name="P4"><text:span text:style-name="T19"/></text:p>
      <text:p text:style-name="P4"><text:span text:style-name="T19">∫∫∫(x2y+3xyz)dxdydz=∫∫∫(u2⋅uv+3u⋅uv⋅3w)⋅∣det(J)∣dudvdw</text:span></text:p>
      <text:p text:style-name="P4"><text:span text:style-name="T19">∫∫∫(v+vw)dudvdw</text:span></text:p>
      <text:p text:style-name="P4"><text:span text:style-name="T19"/></text:p>
      <text:p text:style-name="P4"><text:span text:style-name="T19">1≤x≤2⟹1≤u≤2 </text:span></text:p>
      <text:p text:style-name="P4"><text:span text:style-name="T19">0≤xy≤2⟹0≤v≤2 </text:span></text:p>
      <text:p text:style-name="P4"><text:span text:style-name="T19">0≤z≤1⟹0≤w≤3</text:span></text:p>
      <text:p text:style-name="P4"><text:span text:style-name="T19"/></text:p>
      <text:p text:style-name="P4"><text:span text:style-name="T19">∫∫∫(v+vw)dudvdw</text:span></text:p>
      <text:p text:style-name="P4"><text:span text:style-name="T19"/></text:p>
      <text:p text:style-name="P4"><text:span text:style-name="T19">=∫vdv+∫vwdv</text:span></text:p>
      <text:p text:style-name="P4"><text:span text:style-name="T19">=1/2v² +1/2vw² |3 0</text:span></text:p>
      <text:p text:style-name="P7"><text:span text:style-name="T17">= 2 + 2w²</text:span></text:p>
      <text:p text:style-name="P7"><text:span text:style-name="T17"/></text:p>
      <text:p text:style-name="P6"><text:span text:style-name="T14">∫</text:span><text:span text:style-name="T17">³</text:span><text:span text:style-name="T11">0</text:span><text:span text:style-name="T19">(2 + 2w²)dw = 2w + 2/3w³| 3 0</text:span></text:p>
      <text:p text:style-name="P6"><text:span text:style-name="T19">=18</text:span></text:p>
      <text:p text:style-name="P6"><text:span text:style-name="T19"/></text:p>
      <text:p text:style-name="P6"><text:span text:style-name="T19">∫²</text:span><text:span text:style-name="T12">0</text:span><text:span text:style-name="T19">18du</text:span></text:p>
      <text:p text:style-name="P7"><text:span text:style-name="T17">=18u| 2 1</text:span></text:p>
      <text:p text:style-name="P7"><text:span text:style-name="T17">= 18 </text:span></text:p>
      <text:p text:style-name="P7"><text:span text:style-name="T17"/></text:p>
      <text:p text:style-name="P7"><text:span text:style-name="T17">05.</text:span></text:p>
      <text:p text:style-name="P7"><text:span text:style-name="T17"/></text:p>
      <text:p text:style-name="P7"><text:span text:style-name="T17">∇×F </text:span><text:span text:style-name="T20">= | i <text:s text:c="7"/>j <text:s text:c="7"/>k |</text:span></text:p>
      <text:p text:style-name="P8"><text:span text:style-name="T20"><text:tab/>|</text:span><text:span text:style-name="T15">∂</text:span><text:span text:style-name="T20">/</text:span><text:span text:style-name="T15">∂</text:span><text:span text:style-name="T20">x </text:span><text:span text:style-name="T15">∂</text:span><text:span text:style-name="T20">/</text:span><text:span text:style-name="T15">∂</text:span><text:span text:style-name="T20">y </text:span><text:span text:style-name="T15">∂</text:span><text:span text:style-name="T20">/</text:span><text:span text:style-name="T15">∂</text:span><text:span text:style-name="T20">z|</text:span></text:p>
      <text:p text:style-name="P8"><text:span text:style-name="T20"><text:tab/>|e</text:span><text:span text:style-name="T15"/><text:span text:style-name="T20">ˣ -ln(xyz) <text:s text:c="3"/>z|</text:span></text:p>
      <text:p text:style-name="P8"><text:span text:style-name="T20"/></text:p>
      <text:p text:style-name="P8"><text:span text:style-name="T20"><text:tab/>determinante = i/y – eˣj – k/x</text:span></text:p>
      <text:p text:style-name="P8"><text:span text:style-name="T20"/></text:p>
      <text:p text:style-name="P8"><text:span text:style-name="T20">Campo divergente:<text:tab/></text:span></text:p>
      <text:p text:style-name="P9"><text:span text:style-name="T20">∇⋅F = </text:span><text:span text:style-name="T15">∂</text:span><text:span text:style-name="T20">/</text:span><text:span text:style-name="T15">∂</text:span><text:span text:style-name="T21">x(eˣ) + </text:span><text:span text:style-name="T15">∂</text:span><text:span text:style-name="T20">/</text:span><text:span text:style-name="T15">∂</text:span><text:span text:style-name="T16">y(-ln(xzy)) + </text:span><text:span text:style-name="T15">∂</text:span><text:span text:style-name="T20">/</text:span><text:span text:style-name="T15">∂</text:span><text:span text:style-name="T21">z(z)</text:span><text:span text:style-name="T20"> <text:s/></text:span></text:p>
      <text:p text:style-name="P9"><text:span text:style-name="T20">∇⋅F= </text:span><text:span text:style-name="T21">eˣ – 1/xyz + 1</text:span></text:p>
      <text:p text:style-name="P10"><text:span text:style-name="T17"/></text:p>
      <text:p text:style-name="P9"><text:span text:style-name="T21">∇×F= i/y − eˣj – k/z → campo rotacional de F</text:span></text:p>
      <text:p text:style-name="P9"><text:span text:style-name="T21">∇×F = eˣ – 1/xyz + 1 é o campo divergente de F</text:span></text:p>
      <text:p text:style-name="P9"><text:span text:style-name="T21"/></text:p>
      <text:p text:style-name="P10"><text:span text:style-name="T17">06.</text:span></text:p>
      <text:p text:style-name="P10"><text:span text:style-name="T17"/></text:p>
      <text:p text:style-name="P10"><text:span text:style-name="T17">y+z=2</text:span></text:p>
      <text:p text:style-name="P10"><text:span text:style-name="T17">z=2−y</text:span></text:p>
      <text:p text:style-name="P10"><text:span text:style-name="T17"/></text:p>
      <text:p text:style-name="P10"><text:span text:style-name="T17">x(t)=cos(t) </text:span></text:p>
      <text:p text:style-name="P10"><text:span text:style-name="T17">y(t)=sen(t) </text:span></text:p>
      <text:p text:style-name="P10"><text:span text:style-name="T17">z(t)=2−sen(t)</text:span></text:p>
      <text:p text:style-name="P10"><text:soft-page-break/><text:span text:style-name="T17"/></text:p>
      <text:p text:style-name="P10"><text:span text:style-name="T17">r′(t) = <text:s/>| -sen(t) |</text:span></text:p>
      <text:p text:style-name="P10"><text:span text:style-name="T17"><text:tab/>| <text:s/>cos(t) |</text:span></text:p>
      <text:p text:style-name="P10"><text:span text:style-name="T17"><text:tab/>| -cos(t) |</text:span></text:p>
      <text:p text:style-name="P10"><text:span text:style-name="T17"/></text:p>
      <text:p text:style-name="P10"><text:span text:style-name="T17">F⋅dr=∫cF⋅dr=∫²</text:span><text:span text:style-name="T22">π </text:span><text:span text:style-name="T17">F(r(t))⋅r′(t)dt</text:span></text:p>
      <text:p text:style-name="P10"><text:span text:style-name="T17"/></text:p>
      <text:p text:style-name="P11"><text:span text:style-name="T17">∫2π [−(sin2(t))(−sin(t))+(cos(t))(cos(t))+(2−sin(t))</text:span><text:span text:style-name="T22">²</text:span><text:span text:style-name="T17">(−cos(t))]dt</text:span></text:p>
      <text:p text:style-name="P11"><text:span text:style-name="T17"/></text:p>
      <text:p text:style-name="P11"><text:span text:style-name="T17">∫2π sin3(t)dt + ∫2πcos2(t)dt − ∫</text:span><text:span text:style-name="T22">2</text:span><text:span text:style-name="T17">π 4cos(t)dt + ∫2π </text:span><text:span text:style-name="T22">4</text:span><text:span text:style-name="T17">sin(t)cos(t)dt−∫2πsin2(t)cos(t)dt</text:span></text:p>
      <text:p text:style-name="P11"><text:span text:style-name="T17"/></text:p>
      <text:p text:style-name="P12"><text:span text:style-name="T17">= π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20:50:02.727138779</meta:creation-date>
    <dc:date>2023-11-24T22:25:50.002293579</dc:date>
    <meta:editing-duration>PT6M32S</meta:editing-duration>
    <meta:editing-cycles>1</meta:editing-cycles>
    <meta:document-statistic meta:table-count="0" meta:image-count="0" meta:object-count="0" meta:page-count="3" meta:paragraph-count="81" meta:word-count="318" meta:character-count="1544" meta:non-whitespace-character-count="1242"/>
    <meta:generator>LibreOffice/7.3.7.2$Linux_X86_64 LibreOffice_project/30$Build-2</meta:generator>
  </office:meta>
</office:document-meta>
</file>